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11mm"/>
    </style:style>
    <style:style style:name="co3" style:family="table-column">
      <style:table-column-properties fo:break-before="auto" style:column-width="244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ce2"/>
        <table:table-column table:style-name="co3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Manufactur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handheld</text:p>
          </table:table-cell>
        </table:table-row>
        <table:table-row table:style-name="ro1">
          <table:table-cell office:value-type="string" calcext:value-type="string">
            <text:p>Nintendo</text:p>
          </table:table-cell>
          <table:table-cell office:value-type="string" calcext:value-type="string">
            <text:p>NES</text:p>
          </table:table-cell>
          <table:table-cell office:value-type="float" office:value="1983" calcext:value-type="float">
            <text:p>19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thumb/8/82/NES-Console-Set.jpg/800px-NES-Console-Set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ga</text:p>
          </table:table-cell>
          <table:table-cell office:value-type="string" calcext:value-type="string">
            <text:p>SG-1000</text:p>
          </table:table-cell>
          <table:table-cell office:value-type="float" office:value="1983" calcext:value-type="float">
            <text:p>19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thumb/7/7b/Sega-SG-1000-Console-Set.jpg/800px-Sega-SG-1000-Console-Set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ga</text:p>
          </table:table-cell>
          <table:table-cell office:value-type="string" calcext:value-type="string">
            <text:p>Master System</text:p>
          </table:table-cell>
          <table:table-cell office:value-type="float" office:value="1985" calcext:value-type="float">
            <text:p>19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thumb/8/88/Sega-Master-System-Set.jpg/800px-Sega-Master-System-Set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ari</text:p>
          </table:table-cell>
          <table:table-cell office:value-type="string" calcext:value-type="string">
            <text:p>Atari 7800</text:p>
          </table:table-cell>
          <table:table-cell office:value-type="float" office:value="1986" calcext:value-type="float">
            <text:p>19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thumb/e/e8/Atari-7800-Console-Set.jpg/800px-Atari-7800-Console-Set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C</text:p>
          </table:table-cell>
          <table:table-cell office:value-type="string" calcext:value-type="string">
            <text:p>TurboGrafx 16</text:p>
          </table:table-cell>
          <table:table-cell office:value-type="float" office:value="1987" calcext:value-type="float">
            <text:p>19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thumb/d/d0/TurboGrafx16-Console-Set.jpg/800px-TurboGrafx16-Console-Set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ga</text:p>
          </table:table-cell>
          <table:table-cell office:value-type="string" calcext:value-type="string">
            <text:p>Mega Drive</text:p>
          </table:table-cell>
          <table:table-cell office:value-type="float" office:value="1988" calcext:value-type="float">
            <text:p>19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thumb/a/a1/Sega-Mega-Drive-JP-Mk1-Console-Set.jpg/800px-Sega-Mega-Drive-JP-Mk1-Console-Set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ari</text:p>
          </table:table-cell>
          <table:table-cell office:value-type="string" calcext:value-type="string">
            <text:p>Atari Lynx</text:p>
          </table:table-cell>
          <table:table-cell office:value-type="float" office:value="1989" calcext:value-type="float">
            <text:p>19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thumb/d/d6/Atari-Lynx-I-Handheld.jpg/800px-Atari-Lynx-I-Handheld.jp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ntendo</text:p>
          </table:table-cell>
          <table:table-cell office:value-type="string" calcext:value-type="string">
            <text:p>Game Boy</text:p>
          </table:table-cell>
          <table:table-cell office:value-type="float" office:value="1989" calcext:value-type="float">
            <text:p>19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thumb/f/f4/Game-Boy-FL.jpg/494px-Game-Boy-FL.jp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ga</text:p>
          </table:table-cell>
          <table:table-cell office:value-type="string" calcext:value-type="string">
            <text:p>Game Gear</text:p>
          </table:table-cell>
          <table:table-cell office:value-type="float" office:value="1990" calcext:value-type="float">
            <text:p>19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thumb/1/18/Game-Gear-Handheld.jpg/800px-Game-Gear-Handheld.jp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K</text:p>
          </table:table-cell>
          <table:table-cell office:value-type="string" calcext:value-type="string">
            <text:p>Neo Geo</text:p>
          </table:table-cell>
          <table:table-cell office:value-type="float" office:value="1990" calcext:value-type="float">
            <text:p>19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thumb/7/72/Neo-Geo-AES-Console-Set.jpg/800px-Neo-Geo-AES-Console-Set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ntendo</text:p>
          </table:table-cell>
          <table:table-cell office:value-type="string" calcext:value-type="string">
            <text:p>Super NES</text:p>
          </table:table-cell>
          <table:table-cell office:value-type="float" office:value="1990" calcext:value-type="float">
            <text:p>19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thumb/e/ee/Nintendo-Super-Famicom-Set-FL.jpg/800px-Nintendo-Super-Famicom-Set-FL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C</text:p>
          </table:table-cell>
          <table:table-cell office:value-type="string" calcext:value-type="string">
            <text:p>TurboExpress</text:p>
          </table:table-cell>
          <table:table-cell office:value-type="float" office:value="1990" calcext:value-type="float">
            <text:p>19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thumb/0/0e/TurboExpress-Front.jpg/374px-TurboExpress-Front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s</text:p>
          </table:table-cell>
          <table:table-cell office:value-type="string" calcext:value-type="string">
            <text:p>CD-i</text:p>
          </table:table-cell>
          <table:table-cell office:value-type="float" office:value="1991" calcext:value-type="float">
            <text:p>19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thumb/b/b0/Philips-CDi-220-wController-FL.jpg/800px-Philips-CDi-220-wController-FL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ga</text:p>
          </table:table-cell>
          <table:table-cell office:value-type="string" calcext:value-type="string">
            <text:p>Sega CD</text:p>
          </table:table-cell>
          <table:table-cell office:value-type="float" office:value="1992" calcext:value-type="float">
            <text:p>19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thumb/8/81/Sega-CD-Model2-Set.jpg/800px-Sega-CD-Model2-Set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K</text:p>
          </table:table-cell>
          <table:table-cell office:value-type="string" calcext:value-type="string">
            <text:p>Neo Geo CD</text:p>
          </table:table-cell>
          <table:table-cell office:value-type="float" office:value="1994" calcext:value-type="float">
            <text:p>19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thumb/a/a2/Neo-Geo-CD-TopLoader-wController-FL.jpg/800px-Neo-Geo-CD-TopLoader-wController-FL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ga</text:p>
          </table:table-cell>
          <table:table-cell office:value-type="string" calcext:value-type="string">
            <text:p>Sega 32X</text:p>
          </table:table-cell>
          <table:table-cell office:value-type="float" office:value="1994" calcext:value-type="float">
            <text:p>19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thumb/a/a0/Sega-Genesis-Model2-32X.jpg/754px-Sega-Genesis-Model2-32X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asonic</text:p>
          </table:table-cell>
          <table:table-cell office:value-type="string" calcext:value-type="string">
            <text:p>3DO Interactive Multiplayer</text:p>
          </table:table-cell>
          <table:table-cell office:value-type="float" office:value="1993" calcext:value-type="float">
            <text:p>19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upload.wikimedia.org/wikipedia/commons/thumb/5/56/3DO-FZ1-Console-Set.jpg/800px-3DO-FZ1-Console-Set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ari</text:p>
          </table:table-cell>
          <table:table-cell office:value-type="string" calcext:value-type="string">
            <text:p>Atari Jaguar</text:p>
          </table:table-cell>
          <table:table-cell office:value-type="float" office:value="1993" calcext:value-type="float">
            <text:p>19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upload.wikimedia.org/wikipedia/commons/thumb/b/b3/Atari-Jaguar-CD-wPro-Controller.jpg/800px-Atari-Jaguar-CD-wPro-Controller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PlayStation</text:p>
          </table:table-cell>
          <table:table-cell office:value-type="float" office:value="1994" calcext:value-type="float">
            <text:p>19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upload.wikimedia.org/wikipedia/commons/thumb/3/39/PSX-Console-wController.jpg/800px-PSX-Console-wController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ga</text:p>
          </table:table-cell>
          <table:table-cell office:value-type="string" calcext:value-type="string">
            <text:p>Sega Saturn</text:p>
          </table:table-cell>
          <table:table-cell office:value-type="float" office:value="1994" calcext:value-type="float">
            <text:p>19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upload.wikimedia.org/wikipedia/commons/thumb/a/a8/Sega-Saturn-Console-Set-Mk1.jpg/800px-Sega-Saturn-Console-Set-Mk1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ga</text:p>
          </table:table-cell>
          <table:table-cell office:value-type="string" calcext:value-type="string">
            <text:p>Genesis Nomad</text:p>
          </table:table-cell>
          <table:table-cell office:value-type="float" office:value="1995" calcext:value-type="float">
            <text:p>19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upload.wikimedia.org/wikipedia/commons/thumb/d/d8/Sega-Nomad-Front.jpg/800px-Sega-Nomad-Front.jp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ntendo</text:p>
          </table:table-cell>
          <table:table-cell office:value-type="string" calcext:value-type="string">
            <text:p>Virtual Boy</text:p>
          </table:table-cell>
          <table:table-cell office:value-type="float" office:value="1995" calcext:value-type="float">
            <text:p>19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upload.wikimedia.org/wikipedia/commons/thumb/4/44/Virtual-Boy-Set.jpg/472px-Virtual-Boy-Set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ntendo</text:p>
          </table:table-cell>
          <table:table-cell office:value-type="string" calcext:value-type="string">
            <text:p>Nintendo 64</text:p>
          </table:table-cell>
          <table:table-cell office:value-type="float" office:value="1996" calcext:value-type="float">
            <text:p>19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upload.wikimedia.org/wikipedia/commons/thumb/1/11/N64-Console-Set.jpg/800px-N64-Console-Set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ntendo</text:p>
          </table:table-cell>
          <table:table-cell office:value-type="string" calcext:value-type="string">
            <text:p>Game Boy Color</text:p>
          </table:table-cell>
          <table:table-cell office:value-type="float" office:value="1998" calcext:value-type="float">
            <text:p>19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upload.wikimedia.org/wikipedia/commons/thumb/7/76/Nintendo-Game-Boy-Color-FL.jpg/441px-Nintendo-Game-Boy-Color-FL.jp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K</text:p>
          </table:table-cell>
          <table:table-cell office:value-type="string" calcext:value-type="string">
            <text:p>Neo Geo Pocket</text:p>
          </table:table-cell>
          <table:table-cell office:value-type="float" office:value="1998" calcext:value-type="float">
            <text:p>19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upload.wikimedia.org/wikipedia/commons/b/be/Neo-Geo-Pocket-Anthra-Left.jp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Pocketstation</text:p>
          </table:table-cell>
          <table:table-cell office:value-type="float" office:value="1999" calcext:value-type="float">
            <text:p>19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upload.wikimedia.org/wikipedia/commons/thumb/c/cc/Sony-PocketStation.jpg/405px-Sony-PocketStation.jp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dai</text:p>
          </table:table-cell>
          <table:table-cell office:value-type="string" calcext:value-type="string">
            <text:p>WonderSwan</text:p>
          </table:table-cell>
          <table:table-cell office:value-type="float" office:value="1999" calcext:value-type="float">
            <text:p>19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upload.wikimedia.org/wikipedia/commons/thumb/2/27/WonderSwan-Black-Left.jpg/800px-WonderSwan-Black-Left.jp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dai</text:p>
          </table:table-cell>
          <table:table-cell office:value-type="string" calcext:value-type="string">
            <text:p>WonderSwan Color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upload.wikimedia.org/wikipedia/commons/thumb/0/0a/WonderSwan-Color-Blue-Left.jpg/800px-WonderSwan-Color-Blue-Left.jp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ga</text:p>
          </table:table-cell>
          <table:table-cell office:value-type="string" calcext:value-type="string">
            <text:p>Dreamcast</text:p>
          </table:table-cell>
          <table:table-cell office:value-type="float" office:value="1998" calcext:value-type="float">
            <text:p>19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upload.wikimedia.org/wikipedia/commons/thumb/8/81/Dreamcast-Console-Set.jpg/800px-Dreamcast-Console-Set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PlayStation 2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upload.wikimedia.org/wikipedia/commons/thumb/1/1c/PS2-Versions.jpg/677px-PS2-Versions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ntendo</text:p>
          </table:table-cell>
          <table:table-cell office:value-type="string" calcext:value-type="string">
            <text:p>GameCube</text:p>
          </table:table-cell>
          <table:table-cell office:value-type="float" office:value="2001" calcext:value-type="float">
            <text:p>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upload.wikimedia.org/wikipedia/commons/thumb/d/d1/GameCube-Set.jpg/800px-GameCube-Set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Xbox</text:p>
          </table:table-cell>
          <table:table-cell office:value-type="float" office:value="2001" calcext:value-type="float">
            <text:p>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upload.wikimedia.org/wikipedia/commons/thumb/4/43/Xbox-console.jpg/800px-Xbox-console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Xbox 360</text:p>
          </table:table-cell>
          <table:table-cell office:value-type="float" office:value="2005" calcext:value-type="float">
            <text:p>20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upload.wikimedia.org/wikipedia/commons/thumb/4/40/Xbox-360-Pro-wController.jpg/401px-Xbox-360-Pro-wController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PlayStation 3</text:p>
          </table:table-cell>
          <table:table-cell office:value-type="float" office:value="2006" calcext:value-type="float">
            <text:p>20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upload.wikimedia.org/wikipedia/commons/thumb/d/d3/PS3Versions.png/657px-PS3Versions.p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ntendo</text:p>
          </table:table-cell>
          <table:table-cell office:value-type="string" calcext:value-type="string">
            <text:p>Wii</text:p>
          </table:table-cell>
          <table:table-cell office:value-type="float" office:value="2006" calcext:value-type="float">
            <text:p>20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upload.wikimedia.org/wikipedia/commons/thumb/1/14/Wii-console.jpg/600px-Wii-console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ntendo</text:p>
          </table:table-cell>
          <table:table-cell office:value-type="string" calcext:value-type="string">
            <text:p>Wii U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upload.wikimedia.org/wikipedia/commons/thumb/4/4a/Wii_U_Console_and_Gamepad.png/800px-Wii_U_Console_and_Gamepad.p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PlayStation 4</text:p>
          </table:table-cell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upload.wikimedia.org/wikipedia/commons/thumb/7/7e/PS4-Console-wDS4.jpg/800px-PS4-Console-wDS4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Xbox One</text:p>
          </table:table-cell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upload.wikimedia.org/wikipedia/commons/thumb/4/42/Xbox_One_Console_Set.jpg/800px-Xbox_One_Console_Set.jpg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3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Hoja1.A1:Hoja1.D1048576">
          <table:sort>
            <table:sort-by table:field-number="3" table:data-type="automatic"/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/00/0000</text:date>, <text:time style:data-style-name="N2" text:time-value="18:34:24.88393716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</meta:initial-creator>
    <meta:creation-date>2017-01-15T20:42:48.085932988</meta:creation-date>
    <dc:date>2017-01-21T18:53:52.135496266</dc:date>
    <dc:creator>pedro </dc:creator>
    <meta:editing-duration>PT13M45S</meta:editing-duration>
    <meta:editing-cycles>4</meta:editing-cycles>
    <meta:generator>LibreOffice/5.0.3.2$Linux_X86_64 LibreOffice_project/00m0$Build-2</meta:generator>
    <meta:document-statistic meta:table-count="1" meta:cell-count="234" meta:object-count="0"/>
  </office:meta>
</office:document-meta>
</file>